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3.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75cm" fo:min-width="4.28cm"/>
    </style:style>
    <style:style style:name="gr3" style:family="graphic" style:parent-style-name="standard">
      <style:graphic-properties draw:marker-start="Circle_20_unfilled" draw:marker-end="Arrow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5cm" fo:min-width="4.7cm"/>
    </style:style>
    <style:style style:name="gr5" style:family="graphic" style:parent-style-name="standard">
      <style:graphic-properties draw:marker-start="Diamond"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end="Triangle_20_unfilled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15cm" fo:min-width="6.64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8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8pt" style:font-style-complex="italic"/>
    </style:style>
    <style:style style:name="P5" style:family="paragraph">
      <style:paragraph-properties fo:text-align="center"/>
      <style:text-properties fo:font-size="10pt" style:font-size-asian="10pt" style:font-size-complex="18pt"/>
    </style:style>
    <style:style style:name="P6" style:family="paragraph">
      <style:text-properties fo:font-size="10pt" style:font-size-asian="10pt" style:font-size-complex="18pt"/>
    </style:style>
    <style:style style:name="P7" style:family="paragraph">
      <loext:graphic-properties draw:fill="none" draw:fill-color="#ffffff"/>
      <style:text-properties fo:font-size="10pt" style:font-size-asian="10pt" style:font-size-complex="18pt"/>
    </style:style>
    <style:style style:name="P8" style:family="paragraph">
      <style:paragraph-properties fo:text-align="center"/>
      <style:text-properties fo:font-style="normal" style:font-style-asian="normal" style:font-style-complex="normal"/>
    </style:style>
    <style:style style:name="P9" style:family="paragraph">
      <loext:graphic-properties draw:fill="none"/>
      <style:paragraph-properties fo:text-align="center"/>
      <style:text-properties fo:font-size="10pt" fo:font-style="normal" style:font-size-asian="10pt" style:font-style-asian="normal" style:font-size-complex="18pt" style:font-style-complex="normal"/>
    </style:style>
    <style:style style:name="P10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>
      <loext:graphic-properties draw:fill="none"/>
      <style:paragraph-properties fo:text-align="center"/>
      <style:text-properties fo:font-size="10pt" fo:font-style="italic" fo:font-weight="normal" style:font-size-asian="10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0pt" fo:font-style="italic" style:font-size-asian="10pt" style:font-style-asian="italic" style:font-size-complex="18pt" style:font-style-complex="italic"/>
    </style:style>
    <style:style style:name="T3" style:family="text">
      <style:text-properties fo:font-size="10pt" fo:font-style="normal" style:font-size-asian="10pt" style:font-style-asian="normal" style:font-size-complex="18pt" style:font-style-complex="normal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cm" svg:x="3.3cm" svg:y="1.7cm">
          <text:p text:style-name="P1"><text:span text:style-name="T1">ASCOM.LX90.Tele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78cm" svg:height="1cm" svg:x="13.6cm" svg:y="1.7cm">
          <text:p text:style-name="P3"><text:span text:style-name="T2">ASCOM.ITelescopeV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6cm" svg:y1="2.2cm" svg:x2="13.6cm" svg:y2="2.2cm" draw:start-shape="id1" draw:start-glue-point="1" draw:end-shape="id2" draw:end-glue-point="3" svg:d="M7600 2200h6000" svg:viewBox="0 0 6001 1">
          <text:p text:style-name="P1"><text:span text:style-name="T1">&lt;&lt;exposes&gt;&gt;</text:span></text:p>
        </draw:connector>
        <draw:custom-shape draw:style-name="gr4" draw:text-style-name="P4" xml:id="id3" draw:id="id3" draw:layer="layout" svg:width="5.2cm" svg:height="1cm" svg:x="8cm" svg:y="3.4cm">
          <text:p text:style-name="P3"><text:span text:style-name="T2">ASCOM.LX90.DriverStateBas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45cm" svg:y1="2.7cm" svg:x2="8cm" svg:y2="3.9cm" draw:start-shape="id1" draw:start-glue-point="2" draw:end-shape="id3" draw:end-glue-point="3" svg:d="M5450 2700v1200h2550" svg:viewBox="0 0 2551 1201">
          <text:p text:style-name="P1"><text:span text:style-name="T1">&lt;&lt;has&gt;&gt;</text:span></text:p>
        </draw:connector>
        <draw:frame draw:style-name="gr6" draw:text-style-name="P7" draw:layer="layout" svg:width="0.7cm" svg:height="0.645cm" svg:x="4.7cm" svg:y="2.8cm">
          <draw:text-box>
            <text:p text:style-name="P6"><text:span text:style-name="T1">1</text:span></text:p>
          </draw:text-box>
        </draw:frame>
        <draw:frame draw:style-name="gr6" draw:text-style-name="P7" draw:layer="layout" svg:width="0.7cm" svg:height="0.645cm" svg:x="7.3cm" svg:y="3.301cm">
          <draw:text-box>
            <text:p text:style-name="P6"><text:span text:style-name="T1">2</text:span></text:p>
          </draw:text-box>
        </draw:frame>
        <draw:custom-shape draw:style-name="gr4" draw:text-style-name="P9" xml:id="id4" draw:id="id4" draw:layer="layout" svg:width="5.2cm" svg:height="1cm" svg:x="1.4cm" svg:y="5.7cm">
          <text:p text:style-name="P8"><text:span text:style-name="T3">Disconnected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5.2cm" svg:height="1cm" svg:x="11.3cm" svg:y="5.7cm">
          <text:p text:style-name="P3"><text:span text:style-name="T2">Connected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5.2cm" svg:height="1cm" svg:x="7.1cm" svg:y="8.1cm">
          <text:p text:style-name="P3"><text:span text:style-name="T2">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cm" svg:y1="5.7cm" svg:x2="10.6cm" svg:y2="4.4cm" draw:start-shape="id4" draw:start-glue-point="0" draw:end-shape="id3" draw:end-glue-point="2" svg:d="M4000 5700v-650h6600v-650" svg:viewBox="0 0 6601 1301">
          <text:p/>
        </draw:connector>
        <draw:connector draw:style-name="gr7" draw:text-style-name="P1" draw:layer="layout" svg:x1="13.9cm" svg:y1="5.7cm" svg:x2="10.6cm" svg:y2="4.4cm" draw:start-shape="id5" draw:start-glue-point="0" draw:end-shape="id3" draw:end-glue-point="2" svg:d="M13900 5700v-650h-3300v-650" svg:viewBox="0 0 3301 1301">
          <text:p/>
        </draw:connector>
        <draw:custom-shape draw:style-name="gr4" draw:text-style-name="P9" xml:id="id6" draw:id="id6" draw:layer="layout" svg:width="5.2cm" svg:height="1cm" svg:x="1.406cm" svg:y="8.1cm">
          <text:p text:style-name="P8"><text:span text:style-name="T3">Parked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006cm" svg:y1="8.1cm" svg:x2="4cm" svg:y2="6.7cm" draw:start-shape="id6" draw:start-glue-point="0" draw:end-shape="id4" draw:end-glue-point="2" svg:d="M4006 8100v-700h-6v-700" svg:viewBox="0 0 7 1401">
          <text:p/>
        </draw:connector>
        <draw:custom-shape draw:style-name="gr4" draw:text-style-name="P4" xml:id="id8" draw:id="id8" draw:layer="layout" svg:width="5.2cm" svg:height="1cm" svg:x="1.4cm" svg:y="10.7cm">
          <text:p text:style-name="P3"><text:span text:style-name="T2">PrimaryAxisTrack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5.2cm" svg:height="1cm" svg:x="7.1cm" svg:y="10.7cm">
          <text:p text:style-name="P8"><text:span text:style-name="T3">SecondaryAxis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7cm" svg:y1="8.1cm" svg:x2="13.9cm" svg:y2="6.7cm" draw:start-shape="id7" draw:start-glue-point="0" draw:end-shape="id5" draw:end-glue-point="2" svg:d="M9700 8100v-700h4200v-700" svg:viewBox="0 0 4201 1401">
          <text:p/>
        </draw:connector>
        <draw:connector draw:style-name="gr7" draw:text-style-name="P1" draw:layer="layout" svg:x1="4cm" svg:y1="10.7cm" svg:x2="9.7cm" svg:y2="9.1cm" draw:start-shape="id8" draw:start-glue-point="0" draw:end-shape="id7" draw:end-glue-point="2" svg:d="M4000 10700v-800h5700v-800" svg:viewBox="0 0 5701 1601">
          <text:p/>
        </draw:connector>
        <draw:connector draw:style-name="gr7" draw:text-style-name="P1" draw:layer="layout" svg:x1="9.7cm" svg:y1="10.7cm" svg:x2="9.7cm" svg:y2="9.1cm" draw:start-shape="id9" draw:start-glue-point="0" draw:end-shape="id7" draw:end-glue-point="2" svg:d="M9700 10700v-1600" svg:viewBox="0 0 1 1601">
          <text:p/>
        </draw:connector>
        <draw:custom-shape draw:style-name="gr4" draw:text-style-name="P9" xml:id="id10" draw:id="id10" draw:layer="layout" svg:width="5.2cm" svg:height="1cm" svg:x="1.4cm" svg:y="13cm">
          <text:p text:style-name="P8"><text:span text:style-name="T3">SiderealTrack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" draw:id="id11" draw:layer="layout" svg:width="5.2cm" svg:height="1cm" svg:x="7.1cm" svg:y="13cm">
          <text:p text:style-name="P8"><text:span text:style-name="T3">LunarTrack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cm" svg:y1="13cm" svg:x2="4cm" svg:y2="11.7cm" draw:start-shape="id10" draw:start-glue-point="0" draw:end-shape="id8" draw:end-glue-point="2" svg:d="M4000 13000v-1300" svg:viewBox="0 0 1 1301">
          <text:p/>
        </draw:connector>
        <draw:connector draw:style-name="gr7" draw:text-style-name="P1" draw:layer="layout" svg:x1="9.7cm" svg:y1="13cm" svg:x2="4cm" svg:y2="11.7cm" draw:start-shape="id11" draw:start-glue-point="0" draw:end-shape="id8" draw:end-glue-point="2" svg:d="M9700 13000v-650h-5700v-650" svg:viewBox="0 0 5701 1301">
          <text:p/>
        </draw:connector>
        <draw:custom-shape draw:style-name="gr8" draw:text-style-name="P2" draw:layer="layout" svg:width="7.149cm" svg:height="3.4cm" svg:x="19.551cm" svg:y="3.2cm">
          <text:p text:style-name="P1"><text:span text:style-name="T1">ASCOM.LX90.Telescope</text:span></text:p>
          <text:p text:style-name="P1"><text:span text:style-name="T1">has two members of this</text:span></text:p>
          <text:p text:style-name="P1"><text:span text:style-name="T1">type. MasterCurrentState is the primary</text:span></text:p>
          <text:p text:style-name="P1"><text:span text:style-name="T1">axis current state and the state of both axes</text:span></text:p>
          <text:p text:style-name="P1"><text:span text:style-name="T1">state when dual axis movement (slews to</text:span></text:p>
          <text:p text:style-name="P1"><text:span text:style-name="T1">coordinates or alt/az) take place.</text:span></text:p>
          <text:p text:style-name="P1"><text:span text:style-name="T1">SecondaryAxisCurrentState only ever</text:span></text:p>
          <text:p text:style-name="P1"><text:span text:style-name="T1">represents the Dec/Alt axis.</text:span></text:p>
          <draw:enhanced-geometry svg:viewBox="0 0 21600 21600" draw:mirror-horizontal="false" draw:type="line-callout-2" draw:modifiers="-18276.9230769231 3810.6439282564 -3600 4000 -755.244755244755 3518.49456042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1" xml:id="id12" draw:id="id12" draw:layer="layout" svg:width="5.2cm" svg:height="1cm" svg:x="13.2cm" svg:y="8.1cm">
          <text:p text:style-name="P10"><text:span text:style-name="T4">ScopeMov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8cm" svg:y1="8.1cm" svg:x2="13.9cm" svg:y2="6.7cm" draw:start-shape="id12" draw:end-shape="id5" draw:end-glue-point="2" svg:d="M15800 8100v-700h-1900v-700" svg:viewBox="0 0 1901 1401">
          <text:p/>
        </draw:connector>
        <draw:custom-shape draw:style-name="gr4" draw:text-style-name="P4" xml:id="id13" draw:id="id13" draw:layer="layout" svg:width="5.2cm" svg:height="1cm" svg:x="12.6cm" svg:y="14.9cm">
          <text:p text:style-name="P3"><text:span text:style-name="T2">PrimaryAxisMov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5.2cm" svg:height="1cm" svg:x="18cm" svg:y="14.9cm">
          <text:p text:style-name="P3"><text:span text:style-name="T2">SecondaryAxisMov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5.2cm" svg:height="1cm" svg:x="32.2cm" svg:y="14.9cm">
          <text:p text:style-name="P3"><text:span text:style-name="T2">DualAxisMoving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2cm" svg:y1="14.9cm" svg:x2="15.8cm" svg:y2="9.1cm" draw:start-shape="id13" draw:start-glue-point="0" draw:end-shape="id12" svg:d="M15200 14900v-2900h600v-2900" svg:viewBox="0 0 601 5801">
          <text:p/>
        </draw:connector>
        <draw:connector draw:style-name="gr7" draw:text-style-name="P1" draw:layer="layout" svg:x1="20.6cm" svg:y1="14.9cm" svg:x2="15.8cm" svg:y2="9.1cm" draw:start-shape="id14" draw:start-glue-point="0" draw:end-shape="id12" draw:end-glue-point="2" svg:d="M20600 14900v-2900h-4800v-2900" svg:viewBox="0 0 4801 5801">
          <text:p/>
        </draw:connector>
        <draw:connector draw:style-name="gr7" draw:text-style-name="P1" draw:layer="layout" svg:x1="34.8cm" svg:y1="14.9cm" svg:x2="15.8cm" svg:y2="9.1cm" draw:start-shape="id15" draw:start-glue-point="0" draw:end-shape="id12" draw:end-glue-point="2" svg:d="M34800 14900v-2900h-19000v-2900" svg:viewBox="0 0 19001 5801">
          <text:p/>
        </draw:connector>
        <draw:custom-shape draw:style-name="gr4" draw:text-style-name="P9" xml:id="id16" draw:id="id16" draw:layer="layout" svg:width="5.2cm" svg:height="1cm" svg:x="7.1cm" svg:y="19.1cm">
          <text:p text:style-name="P8"><text:span text:style-name="T3">MovePrimaryAxisSlew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7" draw:id="id17" draw:layer="layout" svg:width="5.2cm" svg:height="1cm" svg:x="12.6cm" svg:y="19.1cm">
          <text:p text:style-name="P8"><text:span text:style-name="T3">PulseGuidingPrimaryAxi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1cm" svg:x1="9.7cm" svg:y1="19.1cm" svg:x2="15.2cm" svg:y2="15.9cm" draw:start-shape="id16" draw:start-glue-point="0" draw:end-shape="id13" draw:end-glue-point="2" svg:d="M9700 19100v-1500h5500v-1700" svg:viewBox="0 0 5501 3201">
          <text:p/>
        </draw:connector>
        <draw:connector draw:style-name="gr7" draw:text-style-name="P1" draw:layer="layout" svg:x1="15.2cm" svg:y1="19.1cm" svg:x2="15.2cm" svg:y2="15.9cm" draw:start-shape="id17" draw:start-glue-point="0" draw:end-shape="id13" draw:end-glue-point="2" svg:d="M15200 19100v-3200" svg:viewBox="0 0 1 3201">
          <text:p/>
        </draw:connector>
        <draw:custom-shape draw:style-name="gr4" draw:text-style-name="P9" xml:id="id18" draw:id="id18" draw:layer="layout" svg:width="5.2cm" svg:height="1cm" svg:x="18cm" svg:y="19.1cm">
          <text:p text:style-name="P8"><text:span text:style-name="T3">MoveSecondaryAxisSlewing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5.2cm" svg:height="1cm" svg:x="23.6cm" svg:y="19.1cm">
          <text:p text:style-name="P8"><text:span text:style-name="T3">PulseGuidingSecondaryAxi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6cm" svg:y1="19.1cm" svg:x2="20.6cm" svg:y2="15.9cm" draw:start-shape="id18" draw:start-glue-point="0" draw:end-shape="id14" draw:end-glue-point="2" svg:d="M20600 19100v-3200" svg:viewBox="0 0 1 3201">
          <text:p/>
        </draw:connector>
        <draw:connector draw:style-name="gr7" draw:text-style-name="P1" draw:layer="layout" draw:line-skew="0.1cm" svg:x1="26.2cm" svg:y1="19.1cm" svg:x2="20.6cm" svg:y2="15.9cm" draw:start-shape="id19" draw:start-glue-point="0" draw:end-shape="id14" draw:end-glue-point="2" svg:d="M26200 19100v-1500h-5600v-1700" svg:viewBox="0 0 5601 3201">
          <text:p/>
        </draw:connector>
        <draw:custom-shape draw:style-name="gr4" draw:text-style-name="P9" xml:id="id20" draw:id="id20" draw:layer="layout" svg:width="5.2cm" svg:height="1cm" svg:x="29.2cm" svg:y="19.1cm">
          <text:p text:style-name="P8"><text:span text:style-name="T3">SlewingToAltAz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5.2cm" svg:height="1cm" svg:x="34.8cm" svg:y="19.1cm">
          <text:p text:style-name="P8"><text:span text:style-name="T3">SlewingToCoordinatesSt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1.8cm" svg:y1="19.1cm" svg:x2="34.8cm" svg:y2="15.9cm" draw:start-shape="id20" draw:start-glue-point="0" draw:end-shape="id15" draw:end-glue-point="2" svg:d="M31800 19100v-1600h3000v-1600" svg:viewBox="0 0 3001 3201">
          <text:p/>
        </draw:connector>
        <draw:connector draw:style-name="gr7" draw:text-style-name="P1" draw:layer="layout" svg:x1="37.4cm" svg:y1="19.1cm" svg:x2="34.8cm" svg:y2="15.9cm" draw:start-shape="id21" draw:start-glue-point="0" draw:end-shape="id15" draw:end-glue-point="2" svg:d="M37400 19100v-1600h-2600v-1600" svg:viewBox="0 0 260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7:54:56.759000000</meta:creation-date>
    <dc:date>2018-01-03T18:33:08.740000000</dc:date>
    <meta:editing-duration>PT26M38S</meta:editing-duration>
    <meta:editing-cycles>5</meta:editing-cycles>
    <meta:generator>LibreOffice/5.1.5.2$Windows_x86 LibreOffice_project/7a864d8825610a8c07cfc3bc01dd4fce6a9447e5</meta:generator>
    <meta:document-statistic meta:object-count="44"/>
  </office:meta>
</office:document-meta>
</file>